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APrivateCrtKeySpec.RSAPrivateCrtKeySpec( java . math . BigInteger var0 , java . math . BigInteger var1 , java . math . BigInteger var2 , java . math . BigInteger var3 , java . math . BigInteger var4 , java . math . BigInteger var5 , java . math . BigInteger var6 , java . math . BigInteger var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PrivateCrtKeySpec.getPrim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PrivateCrtKeySpec.getPrim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PrivateCrtKeySpec.getPublicEx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PrivateCrtKeySpec.getPrimeExponen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PrivateCrtKeySpec.getCrtCoeffic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PrivateCrtKeySpec.getPrimeExponen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